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5" fo:break-before="auto" fo:break-after="auto"/>
      <style:text-properties style:font-name="Fira Sans" fo:font-size="28pt" officeooo:rsid="00034307" officeooo:paragraph-rsid="00034307" style:font-size-asian="28pt" style:font-size-complex="28pt"/>
    </style:style>
    <style:style style:name="P2" style:family="paragraph" style:parent-style-name="Heading_20_1">
      <style:text-properties style:font-name="Fira Sans" fo:font-size="18pt" officeooo:rsid="00034307" officeooo:paragraph-rsid="00034307" style:font-size-asian="18pt" style:font-size-complex="18pt"/>
    </style:style>
    <style:style style:name="P3" style:family="paragraph" style:parent-style-name="Standard">
      <style:text-properties style:font-name="Fira Sans" fo:font-size="12pt" officeooo:paragraph-rsid="00134e2e" style:font-size-asian="18pt" style:font-size-complex="18p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P5" style:family="paragraph" style:parent-style-name="Heading_20_1">
      <style:text-properties style:font-name="Fira Sans" fo:font-size="18pt" officeooo:rsid="00053f4b" officeooo:paragraph-rsid="00053f4b" style:font-size-asian="18pt" style:font-size-complex="18pt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T1" style:family="text">
      <style:text-properties officeooo:rsid="00145522"/>
    </style:style>
    <style:style style:name="T2" style:family="text">
      <style:text-properties officeooo:rsid="00134e2e"/>
    </style:style>
    <style:style style:name="T3" style:family="text">
      <style:text-properties officeooo:rsid="001353e6"/>
    </style:style>
    <style:style style:name="T4" style:family="text">
      <style:text-properties fo:color="#3d7b7b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bbbbbb" loext:opacity="100%"/>
    </style:style>
    <style:style style:name="T7" style:family="text">
      <style:text-properties fo:color="#ba2121" loext:opacity="100%"/>
    </style:style>
    <style:style style:name="T8" style:family="text">
      <style:text-properties fo:color="#666666" loext:opacity="100%"/>
    </style:style>
    <style:style style:name="T9" style:family="text">
      <style:text-properties fo:color="#008000" loext:opacity="100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1">5</text:span></text:p>
      <text:h text:style-name="P2" text:outline-level="1">Question</text:h>
      <text:p text:style-name="P3"><text:span text:style-name="T2">If </text:span><draw:frame draw:style-name="fr1" draw:name="Object1" text:anchor-type="as-char" svg:y="-0.2874in" svg:width="1.0807in" svg:height="0.3362in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2">then find </text:span><text:span text:style-name="T3">grad(f)</text:span></text:p>
      <text:h text:style-name="P2" text:outline-level="1" text:is-list-header="true">Code</text:h>
      <text:p text:style-name="P4"><text:span text:style-name="T4">1 <text:s/></text:span><text:span text:style-name="T5">syms</text:span><text:span text:style-name="T6"> </text:span><text:span text:style-name="T7">x</text:span><text:span text:style-name="T6"> </text:span><text:span text:style-name="T7">y</text:span><text:span text:style-name="T6"> </text:span><text:span text:style-name="T7">z</text:span><text:span text:style-name="T5">;</text:span></text:p>
      <text:p text:style-name="P4"><text:span text:style-name="T4">2 <text:s/></text:span><text:span text:style-name="T5">f</text:span><text:span text:style-name="T6"> </text:span><text:span text:style-name="T5">=</text:span><text:span text:style-name="T6"> </text:span><text:span text:style-name="T5">(x</text:span><text:span text:style-name="T8">.^2</text:span><text:span text:style-name="T6"> </text:span><text:span text:style-name="T8">+</text:span><text:span text:style-name="T6"> </text:span><text:span text:style-name="T5">y</text:span><text:span text:style-name="T8">.^2</text:span><text:span text:style-name="T6"> </text:span><text:span text:style-name="T8">+</text:span><text:span text:style-name="T6"> </text:span><text:span text:style-name="T5">z</text:span><text:span text:style-name="T8">.^2</text:span><text:span text:style-name="T5">)</text:span><text:span text:style-name="T8">.^</text:span><text:span text:style-name="T5">(</text:span><text:span text:style-name="T8">3/2</text:span><text:span text:style-name="T5">);</text:span></text:p>
      <text:p text:style-name="P4"><text:span text:style-name="T4">3 <text:s/></text:span><text:span text:style-name="T9">disp</text:span><text:span text:style-name="T5">(</text:span><text:span text:style-name="T7">'Scalar Function f = '</text:span><text:span text:style-name="T5">);</text:span></text:p>
      <text:p text:style-name="P4"><text:span text:style-name="T4">4 <text:s/></text:span><text:span text:style-name="T9">disp</text:span><text:span text:style-name="T5">(f);</text:span></text:p>
      <text:p text:style-name="P4"><text:span text:style-name="T4">5 <text:s/></text:span><text:span text:style-name="T5">grad_f</text:span><text:span text:style-name="T6"> </text:span><text:span text:style-name="T5">=</text:span><text:span text:style-name="T6"> </text:span><text:span text:style-name="T9">gradient</text:span><text:span text:style-name="T5">(f,[x,y,z]);</text:span></text:p>
      <text:p text:style-name="P4"><text:span text:style-name="T4">6 <text:s/></text:span><text:span text:style-name="T9">disp</text:span><text:span text:style-name="T5">(</text:span><text:span text:style-name="T7">'grad(f) at (x,y,z) = '</text:span><text:span text:style-name="T5">);</text:span></text:p>
      <text:p text:style-name="P4"><text:span text:style-name="T4">7 <text:s/></text:span><text:span text:style-name="T9">disp</text:span><text:span text:style-name="T5">(grad_f);</text:span></text:p>
      <text:h text:style-name="P5" text:outline-level="1">Output</text:h>
      <text:p text:style-name="P6">&gt;&gt; Assignment_5</text:p>
      <text:p text:style-name="P6">Scalar Function f = </text:p>
      <text:p text:style-name="P6">(x^2 + y^2 + z^2)^(3/2)</text:p>
      <text:p text:style-name="P6"><text:s/></text:p>
      <text:p text:style-name="P6">grad(f) at (x,y,z) = </text:p>
      <text:p text:style-name="P6">3*x*(x^2 + y^2 + z^2)^(1/2)</text:p>
      <text:p text:style-name="P6">3*y*(x^2 + y^2 + z^2)^(1/2)</text:p>
      <text:p text:style-name="P6">3*z*(x^2 + y^2 + z^2)^(1/2)</text:p>
      <text:p text:style-name="P6"><text:s/></text:p>
      <text:p text:style-name="P6">&gt;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Sans" officeooo:rsid="00053f4b" officeooo:paragraph-rsid="00053f4b"/>
    </style:style>
    <style:style style:name="MP2" style:family="paragraph" style:parent-style-name="Footer" style:master-page-name="">
      <style:paragraph-properties fo:text-align="center" style:justify-single-word="false" style:page-number="auto"/>
      <style:text-properties style:font-name="Fira Sans" officeooo:rsid="000be041" officeooo:paragraph-rsid="000811a6"/>
    </style:style>
    <style:style style:name="MT1" style:family="text">
      <style:text-properties style:font-name="FiraCode Nerd Font Mono" officeooo:rsid="00104691"/>
    </style:style>
    <style:style style:name="MT2" style:family="text">
      <style:text-properties style:font-name="FiraCode Nerd Font Mono" officeooo:rsid="00160d7a"/>
    </style:style>
    <style:style style:name="MT3" style:family="text">
      <style:text-properties style:font-name="FiraCode Nerd Font Mono" officeooo:rsid="0006d1ab"/>
    </style:style>
    <style:style style:name="MT4" style:family="text">
      <style:text-properties style:font-name="FiraCode Nerd Font Mono" officeooo:rsid="00192b8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of Assignment: <text:span text:style-name="MT1">2</text:span><text:span text:style-name="MT2">7</text:span><text:span text:style-name="MT3">.01.2025</text:span></text:p>
        <text:p text:style-name="MP1">Date of Submission: <text:span text:style-name="MT4">24</text:span><text:span text:style-name="MT3">.0</text:span><text:span text:style-name="MT2">2</text:span><text:span text:style-name="MT3">.2025</text:span></text:p>
      </style:header>
      <style:footer>
        <text:p text:style-name="MP2"><text:bookmark-start text:name="PageNumWizard_FOOTER_Default Page Style1"/><text:page-number text:select-page="current">15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2:42:03.398309939</meta:creation-date>
    <dc:date>2025-02-23T10:15:49.433256290</dc:date>
    <meta:editing-duration>PT44M</meta:editing-duration>
    <meta:editing-cycles>13</meta:editing-cycles>
    <meta:generator>LibreOffice/24.8.4.2$Linux_X86_64 LibreOffice_project/480$Build-2</meta:generator>
    <meta:print-date>2025-02-09T21:15:55.017245840</meta:print-date>
    <meta:printed-by>PDF files</meta:printed-by>
    <meta:document-statistic meta:table-count="0" meta:image-count="0" meta:object-count="1" meta:page-count="1" meta:paragraph-count="25" meta:word-count="83" meta:character-count="452" meta:non-whitespace-character-count="380"/>
  </office:meta>
</office:document-meta>
</file>

<file path=Object 1/content.xml><?xml version="1.0" encoding="utf-8"?>
<math xmlns="http://www.w3.org/1998/Math/MathML" display="block">
  <semantics>
    <mrow>
      <mi>f</mi>
      <mo stretchy="false">=</mo>
      <msup>
        <mrow>
          <mo fence="true" form="prefix" stretchy="false">(</mo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  <mo stretchy="false">+</mo>
              <msup>
                <mi>z</mi>
                <mn>2</mn>
              </msup>
            </mrow>
          </mrow>
          <mo fence="true" form="postfix" stretchy="false">)</mo>
        </mrow>
        <mfrac>
          <mn>3</mn>
          <mn>2</mn>
        </mfrac>
      </msup>
    </mrow>
    <annotation encoding="StarMath 5.0">f = (x^2 + y^2 + z^2)^ {3 over 2}</annotation>
  </semantics>
</math>
</file>